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325b7"/>
    </style:style>
    <style:style style:name="P2" style:family="paragraph" style:parent-style-name="Text_20_body">
      <style:text-properties officeooo:rsid="002c3d8b" officeooo:paragraph-rsid="002c3d8b"/>
    </style:style>
    <style:style style:name="P3" style:family="paragraph" style:parent-style-name="Text_20_body">
      <style:text-properties officeooo:rsid="002c3d8b" officeooo:paragraph-rsid="002d239c"/>
    </style:style>
    <style:style style:name="P4" style:family="paragraph" style:parent-style-name="Standard">
      <style:text-properties officeooo:paragraph-rsid="002dee60"/>
    </style:style>
    <style:style style:name="P5" style:family="paragraph" style:parent-style-name="Standard">
      <style:text-properties officeooo:paragraph-rsid="002e7d4f"/>
    </style:style>
    <style:style style:name="P6" style:family="paragraph" style:parent-style-name="Standard">
      <style:text-properties officeooo:paragraph-rsid="002e9ad4"/>
    </style:style>
    <style:style style:name="P7" style:family="paragraph" style:parent-style-name="Standard">
      <style:text-properties officeooo:rsid="002fa842" officeooo:paragraph-rsid="002fa842"/>
    </style:style>
    <style:style style:name="P8" style:family="paragraph" style:parent-style-name="Standard">
      <style:paragraph-properties fo:break-before="page"/>
      <style:text-properties officeooo:paragraph-rsid="002dee60"/>
    </style:style>
    <style:style style:name="P9" style:family="paragraph" style:parent-style-name="Heading_20_3">
      <style:paragraph-properties fo:margin-left="0cm" fo:margin-right="0cm" fo:text-indent="-1.27cm" style:auto-text-indent="false" fo:break-before="page"/>
      <style:text-properties officeooo:paragraph-rsid="002325b7"/>
    </style:style>
    <style:style style:name="P10" style:family="paragraph" style:parent-style-name="Heading_20_4">
      <style:text-properties officeooo:paragraph-rsid="002325b7"/>
    </style:style>
    <style:style style:name="P11" style:family="paragraph" style:parent-style-name="Heading_20_4">
      <style:paragraph-properties fo:margin-top="0.229cm" fo:margin-bottom="0.203cm" loext:contextual-spacing="false"/>
      <style:text-properties officeooo:paragraph-rsid="002325b7"/>
    </style:style>
    <style:style style:name="P12" style:family="paragraph" style:parent-style-name="Text_20_body" style:list-style-name="L1">
      <style:text-properties officeooo:paragraph-rsid="002325b7"/>
    </style:style>
    <style:style style:name="P13" style:family="paragraph" style:parent-style-name="Text_20_body" style:list-style-name="L2">
      <style:text-properties fo:color="#cccccc" officeooo:paragraph-rsid="002325b7"/>
    </style:style>
    <style:style style:name="P14" style:family="paragraph" style:parent-style-name="Text_20_body" style:list-style-name="L3">
      <style:paragraph-properties fo:margin-top="0cm" fo:margin-bottom="0.152cm" loext:contextual-spacing="false"/>
      <style:text-properties fo:color="#000000" officeooo:paragraph-rsid="002325b7"/>
    </style:style>
    <style:style style:name="P15"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paragraph-rsid="0026693b" style:font-size-asian="12pt" style:font-size-complex="12pt"/>
    </style:style>
    <style:style style:name="P16"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6693b" officeooo:paragraph-rsid="0026693b" style:font-size-asian="12pt" style:font-size-complex="12pt"/>
    </style:style>
    <style:style style:name="P17"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a14a4" officeooo:paragraph-rsid="002a14a4" style:font-size-asian="12pt" style:font-size-complex="12pt"/>
    </style:style>
    <style:style style:name="P18"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a14a4" officeooo:paragraph-rsid="002a5a70" style:font-size-asian="12pt" style:font-size-complex="12pt"/>
    </style:style>
    <style:style style:name="P19"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dd578" officeooo:paragraph-rsid="002dd578" style:font-size-asian="12pt" style:font-size-complex="12pt"/>
    </style:style>
    <style:style style:name="P20" style:family="paragraph" style:parent-style-name="Text_20_body" style:list-style-name="L3">
      <style:paragraph-properties fo:margin-top="0cm" fo:margin-bottom="0.152cm" loext:contextual-spacing="false"/>
      <style:text-properties fo:font-variant="normal" fo:text-transform="none" fo:color="#000000" style:font-name="Times New Roman" fo:font-size="12pt" fo:letter-spacing="normal" fo:font-style="normal" fo:font-weight="normal" officeooo:rsid="00274abc" officeooo:paragraph-rsid="00274abc" style:font-size-asian="12pt" style:font-size-complex="12pt"/>
    </style:style>
    <style:style style:name="P21" style:family="paragraph" style:parent-style-name="Text_20_body" style:list-style-name="L3">
      <style:paragraph-properties fo:margin-top="0cm" fo:margin-bottom="0.152cm" loext:contextual-spacing="false"/>
      <style:text-properties officeooo:paragraph-rsid="002325b7"/>
    </style:style>
    <style:style style:name="P22" style:family="paragraph" style:parent-style-name="Text_20_body" style:list-style-name="L3">
      <style:paragraph-properties fo:margin-top="0cm" fo:margin-bottom="0.152cm" loext:contextual-spacing="false"/>
      <style:text-properties officeooo:rsid="00290cea" officeooo:paragraph-rsid="00290cea"/>
    </style:style>
    <style:style style:name="P23" style:family="paragraph" style:parent-style-name="Text_20_body" style:list-style-name="L4">
      <style:paragraph-properties fo:margin-top="0cm" fo:margin-bottom="0.152cm" loext:contextual-spacing="false"/>
      <style:text-properties officeooo:paragraph-rsid="002325b7"/>
    </style:style>
    <style:style style:name="P24" style:family="paragraph" style:parent-style-name="Text_20_body" style:list-style-name="L4">
      <style:paragraph-properties fo:margin-top="0cm" fo:margin-bottom="0.152cm" loext:contextual-spacing="false"/>
      <style:text-properties officeooo:paragraph-rsid="00290cea"/>
    </style:style>
    <style:style style:name="P25" style:family="paragraph" style:parent-style-name="Text_20_body" style:list-style-name="L4">
      <style:paragraph-properties fo:margin-top="0cm" fo:margin-bottom="0.152cm" loext:contextual-spacing="false"/>
      <style:text-properties officeooo:paragraph-rsid="0029811c"/>
    </style:style>
    <style:style style:name="P26" style:family="paragraph" style:parent-style-name="Text_20_body" style:list-style-name="L4">
      <style:paragraph-properties fo:margin-top="0cm" fo:margin-bottom="0.152cm" loext:contextual-spacing="false"/>
      <style:text-properties officeooo:rsid="001a4f96" officeooo:paragraph-rsid="002325b7"/>
    </style:style>
    <style:style style:name="P27" style:family="paragraph" style:parent-style-name="Contents_20_3">
      <style:paragraph-properties>
        <style:tab-stops>
          <style:tab-stop style:position="16.002cm" style:type="right" style:leader-style="dotted" style:leader-text="."/>
        </style:tab-stops>
      </style:paragraph-properties>
      <style:text-properties officeooo:paragraph-rsid="002dee60"/>
    </style:style>
    <style:style style:name="P28" style:family="paragraph" style:parent-style-name="Contents_20_1">
      <style:paragraph-properties>
        <style:tab-stops/>
      </style:paragraph-properties>
      <style:text-properties officeooo:paragraph-rsid="002dee60"/>
    </style:style>
    <style:style style:name="P29" style:family="paragraph" style:parent-style-name="Heading_20_1">
      <style:paragraph-properties fo:text-align="center" style:justify-single-word="false"/>
      <style:text-properties officeooo:paragraph-rsid="002dee60"/>
    </style:style>
    <style:style style:name="P30" style:family="paragraph" style:parent-style-name="Heading_20_1">
      <style:paragraph-properties fo:text-align="center" style:justify-single-word="false" fo:break-before="page"/>
      <style:text-properties officeooo:paragraph-rsid="002dee60"/>
    </style:style>
    <style:style style:name="P31" style:family="paragraph" style:parent-style-name="Contents_20_4">
      <style:paragraph-properties>
        <style:tab-stops>
          <style:tab-stop style:position="15.503cm" style:type="right" style:leader-style="dotted" style:leader-text="."/>
        </style:tab-stops>
      </style:paragraph-properties>
      <style:text-properties officeooo:paragraph-rsid="002dee60"/>
    </style:style>
    <style:style style:name="P32" style:family="paragraph" style:parent-style-name="Contents_20_Heading">
      <style:paragraph-properties fo:break-before="page"/>
      <style:text-properties officeooo:paragraph-rsid="002dee60"/>
    </style:style>
    <style:style style:name="P33" style:family="paragraph" style:parent-style-name="Contents_20_2">
      <style:paragraph-properties>
        <style:tab-stops>
          <style:tab-stop style:position="16.501cm" style:type="right" style:leader-style="dotted" style:leader-text="."/>
        </style:tab-stops>
      </style:paragraph-properties>
      <style:text-properties officeooo:paragraph-rsid="002dee60"/>
    </style:style>
    <style:style style:name="T1" style:family="text">
      <style:text-properties fo:font-weight="bold" style:font-weight-asian="bold" style:font-weight-complex="bold"/>
    </style:style>
    <style:style style:name="T2" style:family="text">
      <style:text-properties officeooo:rsid="002325b7"/>
    </style:style>
    <style:style style:name="T3" style:family="text">
      <style:text-properties officeooo:rsid="0026693b"/>
    </style:style>
    <style:style style:name="T4" style:family="text">
      <style:text-properties fo:font-variant="normal" fo:text-transform="none" style:font-name="Times New Roman" fo:font-size="12pt" fo:letter-spacing="normal" fo:font-style="normal" fo:font-weight="normal" style:font-size-asian="12pt" style:font-size-complex="12pt"/>
    </style:style>
    <style:style style:name="T5" style:family="text">
      <style:text-properties fo:font-variant="normal" fo:text-transform="none" style:font-name="Times New Roman" fo:font-size="12pt" fo:letter-spacing="normal" fo:font-style="normal" fo:font-weight="normal" officeooo:rsid="0026693b" style:font-size-asian="12pt" style:font-size-complex="12pt"/>
    </style:style>
    <style:style style:name="T6" style:family="text">
      <style:text-properties officeooo:rsid="00290cea"/>
    </style:style>
    <style:style style:name="T7" style:family="text">
      <style:text-properties officeooo:rsid="0029811c"/>
    </style:style>
    <style:style style:name="T8" style:family="text">
      <style:text-properties officeooo:rsid="002a5a70"/>
    </style:style>
    <style:style style:name="T9" style:family="text">
      <style:text-properties officeooo:rsid="002d239c"/>
    </style:style>
    <style:style style:name="T10" style:family="text">
      <style:text-properties fo:color="#000000"/>
    </style:style>
    <style:style style:name="T11" style:family="text">
      <style:text-properties officeooo:rsid="0018143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Mendel90 Instructions</text:h>
      <text:h text:style-name="P29" text:outline-level="1"><draw:frame draw:style-name="fr1" draw:name="graphics7" text:anchor-type="as-char" svg:width="17.011cm" svg:height="19.731cm" draw:z-index="0"><draw:image xlink:href="../../../../../../OneDrive/3D%20Printer/Round4/Mendel90-1%20-%20Kopi/dibond/views/front_page.png" xlink:type="simple" xlink:show="embed" xlink:actuate="onLoad"/></draw:frame></text:h>
      <text:p text:style-name="P4"/>
      <text:p text:style-name="P4"/>
      <text:p text:style-name="P8">The build is broken down into sub assemblies that can be worked on sequentially by one person, or in parallel if there is more than one person building. For this reason each assembly begins on a new page so the instructions can be separated.</text:p>
      <text:p text:style-name="P4"/>
      <text:p text:style-name="P4"><text:date style:data-style-name="N37" text:date-value="2012-11-15T13:26:35.760000008" text:fixed="true">15-11-12</text:date> First release of this manual.</text:p>
      <text:p text:style-name="P4"><text:date style:data-style-name="N37" text:date-value="2012-11-25T23:42:30.360000156" text:fixed="true">25-11-12</text:date> Made Z cable 100mm longer. Added advice about temperatures.</text:p>
      <text:p text:style-name="P4"><text:date style:data-style-name="N37" text:date-value="2012-12-03T22:10:43.860000092" text:fixed="true">03-12-12</text:date> Fixed missing Z parts. Added Skienforge and bed sections.</text:p>
      <text:p text:style-name="P4"><text:date style:data-style-name="N37" text:date-value="2012-11-30T16:31:44.260000144" text:fixed="true">30-11-12</text:date> Z bar clamps and Y bearing mounts no longer have separate switch versions.</text:p>
      <text:p text:style-name="P4"><text:date style:data-style-name="N37" text:date-value="2012-12-21T03:24:06.790000051" text:fixed="true">21-12-12</text:date> T2.5 belt and pulleys, new extruder PCB and Jhead mount.</text:p>
      <text:p text:style-name="P4"><text:date style:data-style-name="N37" text:date-value="2013-01-02T21:06:11.930000209" text:fixed="true">02-01-13</text:date> Minor corrections and suggestions from users.</text:p>
      <text:p text:style-name="P4"><text:date style:data-style-name="N37" text:date-value="2013-03-03T20:50:46.170000080" text:fixed="true">03-03-13</text:date> Removed feed tube connector.</text:p>
      <text:p text:style-name="P4"><text:date style:data-style-name="N37" text:date-value="2013-03-14T12:17:02.020000289" text:fixed="true">14-03-13</text:date> Updates from user feed back and latest part renders.</text:p>
      <text:p text:style-name="P4"><text:date style:data-style-name="N37" text:date-value="2013-03-21T19:14:07.190000116" text:fixed="true">21-03-13</text:date> Added section on using other software.</text:p>
      <text:p text:style-name="P4"><text:date style:data-style-name="N37" text:date-value="2013-05-20T01:05:05.420000036" text:fixed="true">20-05-13</text:date> Added warning about absolute extrusion.</text:p>
      <text:p text:style-name="P4"><text:date style:data-style-name="N37" text:date-value="2013-09-12T04:42:16.720000044" text:fixed="true">12-09-13</text:date> New X ends, Z couplers and fan bracket.</text:p>
      <text:p text:style-name="P4"><text:date style:data-style-name="N37" text:date-value="2013-09-18T00:14:31.900000073" text:fixed="true">18-09-13</text:date> New file locations, SF profile, etc.</text:p>
      <text:p text:style-name="P4"><text:date style:data-style-name="N37" text:date-value="2013-10-01T19:57:21.110000037" text:fixed="true">01-10-13</text:date> Updated remaining assembly views for black screws and red silicone on hot end.</text:p>
      <text:p text:style-name="P4"><text:date style:data-style-name="N37" text:date-value="2013-11-18T18:40:16.990000032" text:fixed="true">18-11-13</text:date> Added instruction to fit nut and grub screw to extruder gear.</text:p>
      <text:p text:style-name="P4"><text:date style:data-style-name="N37" text:date-value="2014-01-12T22:29:32.990000154" text:fixed="true">12-01-14</text:date> Fixed erroneous reference to hex screws in X motor assembly.</text:p>
      <text:p text:style-name="P4"><text:date style:data-style-name="N37" text:date-value="2014-01-17T00:24:28.690000078" text:fixed="true">17-01-14</text:date> Added requirement for Philips screwdriver for removing X and E motor screws.</text:p>
      <text:p text:style-name="P4"><text:tab/> <text:s text:c="2"/>Fixed erroneous z_min instead of z_max. </text:p>
      <text:p text:style-name="P4"><text:date style:data-style-name="N37" text:date-value="2014-01-17T16:32:02.040000138" text:fixed="true">17-01-14</text:date> Clarified changing E_STEPS_PER_MM expression.</text:p>
      <text:p text:style-name="P4"><text:date style:data-style-name="N37" text:date-value="2014-07-27T19:28:28.970000012" text:fixed="true">27-07-14</text:date> Small corrections and clarifications.</text:p>
      <text:p text:style-name="P4"><text:date style:data-style-name="N37" text:date-value="2014-09-07T21:30:05.030000209" text:fixed="true">07-09-14</text:date> Fixed a few typos.</text:p>
      <text:p text:style-name="P4"><text:date style:data-style-name="N37" text:date-value="2014-10-14T19:32:52.310000052" text:fixed="true">14-10-14</text:date> Fixed more typos.</text:p>
      <text:p text:style-name="P4"><text:date style:data-style-name="N37" text:date-value="2015-03-12T23:53:41.860000281" text:fixed="true">12-03-15</text:date> Added bed cooling fan wiring details.</text:p>
      <text:p text:style-name="P4"><text:date style:data-style-name="N37" text:date-value="2015-06-08T14:28:09.600000134" text:fixed="true">08-06-15</text:date> Changed belts and pulleys to GT2</text:p>
      <text:p text:style-name="P7">--------------------------------------------</text:p>
      <text:p text:style-name="P4"><text:date style:data-style-name="N37" text:date-value="2016-08-02T14:07:00.331999752" text:fixed="true">02-08-16</text:date> <text:span text:style-name="T11">Changed by tvrrug.co.uk to have all wires run on top of the base. This makes the wire runs as short as possible and makes the chances of wires getting caught less.</text:span></text:p>
      <text:p text:style-name="P5"><text:date style:data-style-name="N37" text:date-value="2016-08-02T14:07:00.331999752" text:fixed="true">02-08-16</text:date> <text:span text:style-name="T11">Changed by tvrrug.co.uk to use the Prusa I3 X carriage system but with the X motor still on the right.</text:span></text:p>
      <text:p text:style-name="P5"><text:date style:data-style-name="N37" text:date-value="2016-08-02T14:07:00.331999752" text:fixed="true">02-08-16</text:date> <text:span text:style-name="T11">Changed by tvrrug.co.uk to use the Mk42 Bed.</text:span></text:p>
      <text:p text:style-name="P6"><text:date style:data-style-name="N37" text:date-value="2016-08-02T14:07:00.331999752" text:fixed="true">02-08-16</text:date> <text:span text:style-name="T11">Changed by tvrrug.co.uk to not use cable clamps. They are replaced with silicone/rubber wires held in place with zipties at each end</text:span></text:p>
      <text:p text:style-name="P5"/>
      <text:section text:style-name="Sect1" text:name="Table of Contents1_Head">
        <text:p text:style-name="P32">Table of Contents</text:p>
      </text:section>
      <text:p text:style-name="P28"/>
      <text:p text:style-name="P28"/>
      <text:p text:style-name="P33">1.<text:a xlink:type="simple" xlink:href="#__RefHeading__2837_932170812" text:style-name="Internet_20_link" text:visited-style-name="Internet_20_link">General Build Tips</text:a><text:tab/>6</text:p>
      <text:p text:style-name="P27"><text:a xlink:type="simple" xlink:href="#__RefHeading__10139_932170812" text:style-name="Internet_20_link" text:visited-style-name="Internet_20_link">Tools Required</text:a><text:tab/>8</text:p>
      <text:p text:style-name="P31"><text:a xlink:type="simple" xlink:href="#__RefHeading__10143_932170812" text:style-name="Internet_20_link" text:visited-style-name="Internet_20_link">Recommended</text:a><text:tab/>8</text:p>
      <text:p text:style-name="P31"><text:a xlink:type="simple" xlink:href="#__RefHeading__10849_932170812" text:style-name="Internet_20_link" text:visited-style-name="Internet_20_link">Consumables </text:a><text:tab/>8</text:p>
      <text:p text:style-name="P33">2.<text:a xlink:type="simple" xlink:href="#__RefHeading__2839_932170812" text:style-name="Internet_20_link" text:visited-style-name="Internet_20_link">Frame Assembly</text:a><text:tab/>9</text:p>
      <text:p text:style-name="P27"><text:a xlink:type="simple" xlink:href="#__RefHeading__2841_932170812" text:style-name="Internet_20_link" text:visited-style-name="Internet_20_link">Vitamins</text:a><text:tab/>9</text:p>
      <text:p text:style-name="P27"><text:a xlink:type="simple" xlink:href="#__RefHeading__2843_932170812" text:style-name="Internet_20_link" text:visited-style-name="Internet_20_link">Printed parts</text:a><text:tab/>9</text:p>
      <text:p text:style-name="P27"><text:a xlink:type="simple" xlink:href="#__RefHeading__2845_932170812" text:style-name="Internet_20_link" text:visited-style-name="Internet_20_link">Assembly</text:a><text:tab/>10</text:p>
      <text:p text:style-name="P33">3.<text:a xlink:type="simple" xlink:href="#__RefHeading__2847_932170812" text:style-name="Internet_20_link" text:visited-style-name="Internet_20_link">Bed Fan Assembly</text:a><text:tab/>13</text:p>
      <text:p text:style-name="P27"><text:a xlink:type="simple" xlink:href="#__RefHeading__2849_932170812" text:style-name="Internet_20_link" text:visited-style-name="Internet_20_link">Vitamins</text:a><text:tab/>13</text:p>
      <text:p text:style-name="P27"><text:a xlink:type="simple" xlink:href="#__RefHeading__2851_932170812" text:style-name="Internet_20_link" text:visited-style-name="Internet_20_link">Printed part</text:a><text:tab/>13</text:p>
      <text:p text:style-name="P27"><text:a xlink:type="simple" xlink:href="#__RefHeading__2853_932170812" text:style-name="Internet_20_link" text:visited-style-name="Internet_20_link">Assembly</text:a><text:tab/>13</text:p>
      <text:p text:style-name="P33">4.<text:a xlink:type="simple" xlink:href="#__RefHeading__2855_932170812" text:style-name="Internet_20_link" text:visited-style-name="Internet_20_link">X Idler Assembly</text:a><text:tab/>15</text:p>
      <text:p text:style-name="P27"><text:a xlink:type="simple" xlink:href="#__RefHeading__2857_932170812" text:style-name="Internet_20_link" text:visited-style-name="Internet_20_link">Vitamins</text:a><text:tab/>15</text:p>
      <text:p text:style-name="P27"><text:a xlink:type="simple" xlink:href="#__RefHeading__2859_932170812" text:style-name="Internet_20_link" text:visited-style-name="Internet_20_link">Printed</text:a><text:tab/>15</text:p>
      <text:p text:style-name="P27"><text:a xlink:type="simple" xlink:href="#__RefHeading__2861_932170812" text:style-name="Internet_20_link" text:visited-style-name="Internet_20_link">Assembly</text:a><text:tab/>16</text:p>
      <text:p text:style-name="P33">5.<text:a xlink:type="simple" xlink:href="#__RefHeading__2863_932170812" text:style-name="Internet_20_link" text:visited-style-name="Internet_20_link">X Motor Assembly</text:a><text:tab/>17</text:p>
      <text:p text:style-name="P27"><text:a xlink:type="simple" xlink:href="#__RefHeading__10145_932170812" text:style-name="Internet_20_link" text:visited-style-name="Internet_20_link">Vitamins</text:a><text:tab/>17</text:p>
      <text:p text:style-name="P27"><text:a xlink:type="simple" xlink:href="#__RefHeading__2867_932170812" text:style-name="Internet_20_link" text:visited-style-name="Internet_20_link">Printed parts</text:a><text:tab/>17</text:p>
      <text:p text:style-name="P27"><text:a xlink:type="simple" xlink:href="#__RefHeading__2869_932170812" text:style-name="Internet_20_link" text:visited-style-name="Internet_20_link">Assembly</text:a><text:tab/>18</text:p>
      <text:p text:style-name="P33">6.<text:a xlink:type="simple" xlink:href="#__RefHeading__2871_932170812" text:style-name="Internet_20_link" text:visited-style-name="Internet_20_link">Z Motor Assemblies</text:a><text:tab/>23</text:p>
      <text:p text:style-name="P27"><text:a xlink:type="simple" xlink:href="#__RefHeading__2873_932170812" text:style-name="Internet_20_link" text:visited-style-name="Internet_20_link">Vitamins</text:a><text:tab/>23</text:p>
      <text:p text:style-name="P27"><text:a xlink:type="simple" xlink:href="#__RefHeading__2875_932170812" text:style-name="Internet_20_link" text:visited-style-name="Internet_20_link">Printed parts</text:a><text:tab/>23</text:p>
      <text:p text:style-name="P27"><text:a xlink:type="simple" xlink:href="#__RefHeading__2877_932170812" text:style-name="Internet_20_link" text:visited-style-name="Internet_20_link">Assembly</text:a><text:tab/>24</text:p>
      <text:p text:style-name="P33">7.<text:a xlink:type="simple" xlink:href="#__RefHeading__2879_932170812" text:style-name="Internet_20_link" text:visited-style-name="Internet_20_link">Z Axis Assembly</text:a><text:tab/>26</text:p>
      <text:p text:style-name="P27"><text:a xlink:type="simple" xlink:href="#__RefHeading__2881_932170812" text:style-name="Internet_20_link" text:visited-style-name="Internet_20_link">Vitamins</text:a><text:tab/>26</text:p>
      <text:p text:style-name="P27"><text:a xlink:type="simple" xlink:href="#__RefHeading__10147_932170812" text:style-name="Internet_20_link" text:visited-style-name="Internet_20_link">Printed parts</text:a><text:tab/>26</text:p>
      <text:p text:style-name="P27"><text:a xlink:type="simple" xlink:href="#__RefHeading__15221_366132010" text:style-name="Internet_20_link" text:visited-style-name="Internet_20_link">Sub-assemblies</text:a><text:tab/>26</text:p>
      <text:p text:style-name="P27"><text:a xlink:type="simple" xlink:href="#__RefHeading__2887_932170812" text:style-name="Internet_20_link" text:visited-style-name="Internet_20_link">Assembly</text:a><text:tab/>27</text:p>
      <text:p text:style-name="P33">8.<text:a xlink:type="simple" xlink:href="#__RefHeading__2889_932170812" text:style-name="Internet_20_link" text:visited-style-name="Internet_20_link">Y idler assembly</text:a><text:tab/>29</text:p>
      <text:p text:style-name="P27"><text:a xlink:type="simple" xlink:href="#__RefHeading__2891_932170812" text:style-name="Internet_20_link" text:visited-style-name="Internet_20_link">Vitamins</text:a><text:tab/>29</text:p>
      <text:p text:style-name="P27"><text:a xlink:type="simple" xlink:href="#__RefHeading__2893_932170812" text:style-name="Internet_20_link" text:visited-style-name="Internet_20_link">Printed parts</text:a><text:tab/>29</text:p>
      <text:p text:style-name="P27"><text:a xlink:type="simple" xlink:href="#__RefHeading__2895_932170812" text:style-name="Internet_20_link" text:visited-style-name="Internet_20_link">Assembly</text:a><text:tab/>29</text:p>
      <text:p text:style-name="P33">9.<text:a xlink:type="simple" xlink:href="#__RefHeading__2897_932170812" text:style-name="Internet_20_link" text:visited-style-name="Internet_20_link">Y motor assembly</text:a><text:tab/>30</text:p>
      <text:p text:style-name="P27"><text:a xlink:type="simple" xlink:href="#__RefHeading__2899_932170812" text:style-name="Internet_20_link" text:visited-style-name="Internet_20_link">Vitamins</text:a><text:tab/>30</text:p>
      <text:p text:style-name="P27"><text:a xlink:type="simple" xlink:href="#__RefHeading__2901_932170812" text:style-name="Internet_20_link" text:visited-style-name="Internet_20_link">Printed parts</text:a><text:tab/>30</text:p>
      <text:p text:style-name="P27"><text:a xlink:type="simple" xlink:href="#__RefHeading__2903_932170812" text:style-name="Internet_20_link" text:visited-style-name="Internet_20_link">Assembly</text:a><text:tab/>31</text:p>
      <text:p text:style-name="P33">10.<text:a xlink:type="simple" xlink:href="#__RefHeading__2905_932170812" text:style-name="Internet_20_link" text:visited-style-name="Internet_20_link">Y Carriage Assembly</text:a><text:tab/>32</text:p>
      <text:p text:style-name="P27"><text:a xlink:type="simple" xlink:href="#__RefHeading__2907_932170812" text:style-name="Internet_20_link" text:visited-style-name="Internet_20_link">Vitamins</text:a><text:tab/>32</text:p>
      <text:p text:style-name="P27"><text:a xlink:type="simple" xlink:href="#__RefHeading__2909_932170812" text:style-name="Internet_20_link" text:visited-style-name="Internet_20_link">Printed parts</text:a><text:tab/>32</text:p>
      <text:p text:style-name="P27"><text:a xlink:type="simple" xlink:href="#__RefHeading__2911_932170812" text:style-name="Internet_20_link" text:visited-style-name="Internet_20_link">Assembly</text:a><text:tab/>33</text:p>
      <text:p text:style-name="P33">11.<text:a xlink:type="simple" xlink:href="#__RefHeading__6794_932170812" text:style-name="Internet_20_link" text:visited-style-name="Internet_20_link">Y Heatshield Assembly</text:a><text:tab/>34</text:p>
      <text:p text:style-name="P27"><text:a xlink:type="simple" xlink:href="#__RefHeading__6796_932170812" text:style-name="Internet_20_link" text:visited-style-name="Internet_20_link">Vitamins</text:a><text:tab/>34</text:p>
      <text:p text:style-name="P27"><text:a xlink:type="simple" xlink:href="#__RefHeading__4393_2035189154" text:style-name="Internet_20_link" text:visited-style-name="Internet_20_link">Assembly</text:a><text:tab/>34</text:p>
      <text:p text:style-name="P33">12.<text:a xlink:type="simple" xlink:href="#__RefHeading__2913_932170812" text:style-name="Internet_20_link" text:visited-style-name="Internet_20_link">Print bed assembly</text:a><text:tab/>35</text:p>
      <text:p text:style-name="P27"><text:a xlink:type="simple" xlink:href="#__RefHeading__2915_932170812" text:style-name="Internet_20_link" text:visited-style-name="Internet_20_link">Vitamins</text:a><text:tab/>35</text:p>
      <text:p text:style-name="P27"><text:a xlink:type="simple" xlink:href="#__RefHeading__2917_932170812" text:style-name="Internet_20_link" text:visited-style-name="Internet_20_link">Sub-assemblies</text:a><text:tab/>35</text:p>
      <text:p text:style-name="P27"><text:a xlink:type="simple" xlink:href="#__RefHeading__2919_932170812" text:style-name="Internet_20_link" text:visited-style-name="Internet_20_link">Bed Wiring</text:a><text:tab/>36</text:p>
      <text:p text:style-name="P27"><text:a xlink:type="simple" xlink:href="#__RefHeading__2921_932170812" text:style-name="Internet_20_link" text:visited-style-name="Internet_20_link">Assembly</text:a><text:tab/>38</text:p>
      <text:p text:style-name="P33"><text:soft-page-break/>13.<text:a xlink:type="simple" xlink:href="#__RefHeading__2923_932170812" text:style-name="Internet_20_link" text:visited-style-name="Internet_20_link">Y Axis Assembly</text:a><text:tab/>39</text:p>
      <text:p text:style-name="P27"><text:a xlink:type="simple" xlink:href="#__RefHeading__2925_932170812" text:style-name="Internet_20_link" text:visited-style-name="Internet_20_link">Vitamins</text:a><text:tab/>39</text:p>
      <text:p text:style-name="P27"><text:a xlink:type="simple" xlink:href="#__RefHeading__2927_932170812" text:style-name="Internet_20_link" text:visited-style-name="Internet_20_link">Printed parts</text:a><text:tab/>39</text:p>
      <text:p text:style-name="P27"><text:a xlink:type="simple" xlink:href="#__RefHeading__2929_932170812" text:style-name="Internet_20_link" text:visited-style-name="Internet_20_link">Sub-assemblies</text:a><text:tab/>39</text:p>
      <text:p text:style-name="P27"><text:a xlink:type="simple" xlink:href="#__RefHeading__2931_932170812" text:style-name="Internet_20_link" text:visited-style-name="Internet_20_link">Assembly</text:a><text:tab/>40</text:p>
      <text:p text:style-name="P33">14.<text:a xlink:type="simple" xlink:href="#__RefHeading__2933_932170812" text:style-name="Internet_20_link" text:visited-style-name="Internet_20_link">X Carriage Fan Assembly</text:a><text:tab/>42</text:p>
      <text:p text:style-name="P27"><text:a xlink:type="simple" xlink:href="#__RefHeading__2935_932170812" text:style-name="Internet_20_link" text:visited-style-name="Internet_20_link">Vitamins</text:a><text:tab/>42</text:p>
      <text:p text:style-name="P27"><text:a xlink:type="simple" xlink:href="#__RefHeading__2937_932170812" text:style-name="Internet_20_link" text:visited-style-name="Internet_20_link">Printed parts</text:a><text:tab/>42</text:p>
      <text:p text:style-name="P27"><text:a xlink:type="simple" xlink:href="#__RefHeading__2939_932170812" text:style-name="Internet_20_link" text:visited-style-name="Internet_20_link">Assembly </text:a><text:tab/>42</text:p>
      <text:p text:style-name="P33">15.<text:a xlink:type="simple" xlink:href="#__RefHeading__2941_932170812" text:style-name="Internet_20_link" text:visited-style-name="Internet_20_link">X Carriage Assembly</text:a><text:tab/>43</text:p>
      <text:p text:style-name="P27"><text:a xlink:type="simple" xlink:href="#__RefHeading__2943_932170812" text:style-name="Internet_20_link" text:visited-style-name="Internet_20_link">Vitamins</text:a><text:tab/>43</text:p>
      <text:p text:style-name="P27"><text:a xlink:type="simple" xlink:href="#__RefHeading__2945_932170812" text:style-name="Internet_20_link" text:visited-style-name="Internet_20_link">Printed parts</text:a><text:tab/>43</text:p>
      <text:p text:style-name="P27"><text:a xlink:type="simple" xlink:href="#__RefHeading__2947_932170812" text:style-name="Internet_20_link" text:visited-style-name="Internet_20_link">Assembly </text:a><text:tab/>44</text:p>
      <text:p text:style-name="P33">16.<text:a xlink:type="simple" xlink:href="#__RefHeading__2949_932170812" text:style-name="Internet_20_link" text:visited-style-name="Internet_20_link">Hot end assembly</text:a><text:tab/>45</text:p>
      <text:p text:style-name="P27"><text:a xlink:type="simple" xlink:href="#__RefHeading__2951_932170812" text:style-name="Internet_20_link" text:visited-style-name="Internet_20_link">Vitamins</text:a><text:tab/>45</text:p>
      <text:p text:style-name="P27"><text:a xlink:type="simple" xlink:href="#__RefHeading__2953_932170812" text:style-name="Internet_20_link" text:visited-style-name="Internet_20_link">Assembly</text:a><text:tab/>45</text:p>
      <text:p text:style-name="P33">17.<text:a xlink:type="simple" xlink:href="#__RefHeading__12429_1861222534" text:style-name="Internet_20_link" text:visited-style-name="Internet_20_link">Extruder connection PCB assembly</text:a><text:tab/>47</text:p>
      <text:p text:style-name="P27"><text:a xlink:type="simple" xlink:href="#__RefHeading__12431_1861222534" text:style-name="Internet_20_link" text:visited-style-name="Internet_20_link">Vitamins</text:a><text:tab/>47</text:p>
      <text:p text:style-name="P27"><text:a xlink:type="simple" xlink:href="#__RefHeading__12433_1861222534" text:style-name="Internet_20_link" text:visited-style-name="Internet_20_link"><text:s/>Assembly</text:a><text:tab/>47</text:p>
      <text:p text:style-name="P33">18.<text:a xlink:type="simple" xlink:href="#__RefHeading__2955_932170812" text:style-name="Internet_20_link" text:visited-style-name="Internet_20_link">Extruder Motor Assembly</text:a><text:tab/>48</text:p>
      <text:p text:style-name="P27"><text:a xlink:type="simple" xlink:href="#__RefHeading__2957_932170812" text:style-name="Internet_20_link" text:visited-style-name="Internet_20_link">Vitamins</text:a><text:tab/>48</text:p>
      <text:p text:style-name="P27"><text:a xlink:type="simple" xlink:href="#__RefHeading__2959_932170812" text:style-name="Internet_20_link" text:visited-style-name="Internet_20_link">Printed parts</text:a><text:tab/>48</text:p>
      <text:p text:style-name="P27"><text:a xlink:type="simple" xlink:href="#__RefHeading__12435_1861222534" text:style-name="Internet_20_link" text:visited-style-name="Internet_20_link">Sub-assemblies</text:a><text:tab/>48</text:p>
      <text:p text:style-name="P27"><text:a xlink:type="simple" xlink:href="#__RefHeading__2961_932170812" text:style-name="Internet_20_link" text:visited-style-name="Internet_20_link">Assembly</text:a><text:tab/>49</text:p>
      <text:p text:style-name="P33">19.<text:a xlink:type="simple" xlink:href="#__RefHeading__2963_932170812" text:style-name="Internet_20_link" text:visited-style-name="Internet_20_link">Extruder Assembly</text:a><text:tab/>51</text:p>
      <text:p text:style-name="P27"><text:a xlink:type="simple" xlink:href="#__RefHeading__2965_932170812" text:style-name="Internet_20_link" text:visited-style-name="Internet_20_link">Vitamins</text:a><text:tab/>51</text:p>
      <text:p text:style-name="P27"><text:a xlink:type="simple" xlink:href="#__RefHeading__2967_932170812" text:style-name="Internet_20_link" text:visited-style-name="Internet_20_link">Printed parts</text:a><text:tab/>51</text:p>
      <text:p text:style-name="P27"><text:a xlink:type="simple" xlink:href="#__RefHeading__2969_932170812" text:style-name="Internet_20_link" text:visited-style-name="Internet_20_link">Sub-assemblies</text:a><text:tab/>51</text:p>
      <text:p text:style-name="P27"><text:a xlink:type="simple" xlink:href="#__RefHeading__2971_932170812" text:style-name="Internet_20_link" text:visited-style-name="Internet_20_link">Assembly</text:a><text:tab/>52</text:p>
      <text:p text:style-name="P33">20.<text:a xlink:type="simple" xlink:href="#__RefHeading__2973_932170812" text:style-name="Internet_20_link" text:visited-style-name="Internet_20_link">X Axis Assembly</text:a><text:tab/>55</text:p>
      <text:p text:style-name="P27"><text:a xlink:type="simple" xlink:href="#__RefHeading__2975_932170812" text:style-name="Internet_20_link" text:visited-style-name="Internet_20_link">Vitamins</text:a><text:tab/>55</text:p>
      <text:p text:style-name="P27"><text:a xlink:type="simple" xlink:href="#__RefHeading__2977_932170812" text:style-name="Internet_20_link" text:visited-style-name="Internet_20_link">Sub-assemblies</text:a><text:tab/>55</text:p>
      <text:p text:style-name="P27"><text:a xlink:type="simple" xlink:href="#__RefHeading__3623_932170812" text:style-name="Internet_20_link" text:visited-style-name="Internet_20_link">Assembly</text:a><text:tab/>56</text:p>
      <text:p text:style-name="P33">21.<text:a xlink:type="simple" xlink:href="#__RefHeading__3625_932170812" text:style-name="Internet_20_link" text:visited-style-name="Internet_20_link">Spool holder assembly</text:a><text:tab/>58</text:p>
      <text:p text:style-name="P27"><text:a xlink:type="simple" xlink:href="#__RefHeading__2989_932170812" text:style-name="Internet_20_link" text:visited-style-name="Internet_20_link">Vitamins</text:a><text:tab/>58</text:p>
      <text:p text:style-name="P27"><text:a xlink:type="simple" xlink:href="#__RefHeading__2991_932170812" text:style-name="Internet_20_link" text:visited-style-name="Internet_20_link">Printed parts</text:a><text:tab/>58</text:p>
      <text:p text:style-name="P27"><text:a xlink:type="simple" xlink:href="#__RefHeading__2993_932170812" text:style-name="Internet_20_link" text:visited-style-name="Internet_20_link">Assembly</text:a><text:tab/>59</text:p>
      <text:p text:style-name="P33">22.<text:a xlink:type="simple" xlink:href="#__RefHeading__2979_932170812" text:style-name="Internet_20_link" text:visited-style-name="Internet_20_link">PSU assembly</text:a><text:tab/>60</text:p>
      <text:p text:style-name="P27"><text:a xlink:type="simple" xlink:href="#__RefHeading__2981_932170812" text:style-name="Internet_20_link" text:visited-style-name="Internet_20_link">Vitamins</text:a><text:tab/>60</text:p>
      <text:p text:style-name="P27"><text:a xlink:type="simple" xlink:href="#__RefHeading__3627_932170812" text:style-name="Internet_20_link" text:visited-style-name="Internet_20_link">Printed parts</text:a><text:tab/>60</text:p>
      <text:p text:style-name="P27"><text:a xlink:type="simple" xlink:href="#__RefHeading__3629_932170812" text:style-name="Internet_20_link" text:visited-style-name="Internet_20_link">Wiring</text:a><text:tab/>61</text:p>
      <text:p text:style-name="P27"><text:a xlink:type="simple" xlink:href="#__RefHeading__3631_932170812" text:style-name="Internet_20_link" text:visited-style-name="Internet_20_link">Summary</text:a><text:tab/>62</text:p>
      <text:p text:style-name="P27"><text:a xlink:type="simple" xlink:href="#__RefHeading__2985_932170812" text:style-name="Internet_20_link" text:visited-style-name="Internet_20_link">Assembly</text:a><text:tab/>63</text:p>
      <text:p text:style-name="P33">23.<text:a xlink:type="simple" xlink:href="#__RefHeading__3633_932170812" text:style-name="Internet_20_link" text:visited-style-name="Internet_20_link">Electronics Assembly</text:a><text:tab/>64</text:p>
      <text:p text:style-name="P27"><text:a xlink:type="simple" xlink:href="#__RefHeading__3635_932170812" text:style-name="Internet_20_link" text:visited-style-name="Internet_20_link">Vitamins</text:a><text:tab/>64</text:p>
      <text:p text:style-name="P27"><text:a xlink:type="simple" xlink:href="#__RefHeading__3637_932170812" text:style-name="Internet_20_link" text:visited-style-name="Internet_20_link">Printed Parts</text:a><text:tab/>64</text:p>
      <text:p text:style-name="P27"><text:a xlink:type="simple" xlink:href="#__RefHeading__10149_932170812" text:style-name="Internet_20_link" text:visited-style-name="Internet_20_link">Assembly</text:a><text:tab/>64</text:p>
      <text:p text:style-name="P33">24.<text:a xlink:type="simple" xlink:href="#__RefHeading__10851_932170812" text:style-name="Internet_20_link" text:visited-style-name="Internet_20_link">Software</text:a><text:tab/>68</text:p>
      <text:p text:style-name="P27"><text:a xlink:type="simple" xlink:href="#__RefHeading__10853_932170812" text:style-name="Internet_20_link" text:visited-style-name="Internet_20_link">Marlin Firmware</text:a><text:tab/>68</text:p>
      <text:p text:style-name="P27"><text:a xlink:type="simple" xlink:href="#__RefHeading__10855_932170812" text:style-name="Internet_20_link" text:visited-style-name="Internet_20_link">Arduino IDE</text:a><text:tab/>68</text:p>
      <text:p text:style-name="P27"><text:a xlink:type="simple" xlink:href="#__RefHeading__10857_932170812" text:style-name="Internet_20_link" text:visited-style-name="Internet_20_link">Pronterface</text:a><text:tab/>68</text:p>
      <text:p text:style-name="P33">25.<text:a xlink:type="simple" xlink:href="#__RefHeading__10086_932170812" text:style-name="Internet_20_link" text:visited-style-name="Internet_20_link">Testing</text:a><text:tab/>70</text:p>
      <text:p text:style-name="P27"><text:soft-page-break/><text:a xlink:type="simple" xlink:href="#__RefHeading__10088_932170812" text:style-name="Internet_20_link" text:visited-style-name="Internet_20_link">Jumpers</text:a><text:tab/>70</text:p>
      <text:p text:style-name="P27"><text:a xlink:type="simple" xlink:href="#__RefHeading__10090_932170812" text:style-name="Internet_20_link" text:visited-style-name="Internet_20_link">Power up</text:a><text:tab/>70</text:p>
      <text:p text:style-name="P27"><text:a xlink:type="simple" xlink:href="#__RefHeading__10092_932170812" text:style-name="Internet_20_link" text:visited-style-name="Internet_20_link">Limit switches</text:a><text:tab/>70</text:p>
      <text:p text:style-name="P27"><text:a xlink:type="simple" xlink:href="#__RefHeading__10094_932170812" text:style-name="Internet_20_link" text:visited-style-name="Internet_20_link">Motors</text:a><text:tab/>70</text:p>
      <text:p text:style-name="P27"><text:a xlink:type="simple" xlink:href="#__RefHeading__10096_932170812" text:style-name="Internet_20_link" text:visited-style-name="Internet_20_link">Heaters</text:a><text:tab/>71</text:p>
      <text:p text:style-name="P27"><text:a xlink:type="simple" xlink:href="#__RefHeading__10098_932170812" text:style-name="Internet_20_link" text:visited-style-name="Internet_20_link">Fan</text:a><text:tab/>71</text:p>
      <text:p text:style-name="P33">26.<text:a xlink:type="simple" xlink:href="#__RefHeading__10111_932170812" text:style-name="Internet_20_link" text:visited-style-name="Internet_20_link">Calibration</text:a><text:tab/>72</text:p>
      <text:p text:style-name="P27"><text:a xlink:type="simple" xlink:href="#__RefHeading__10189_932170812" text:style-name="Internet_20_link" text:visited-style-name="Internet_20_link">Bed Levelling</text:a><text:tab/>72</text:p>
      <text:p text:style-name="P27"><text:a xlink:type="simple" xlink:href="#__RefHeading__10193_932170812" text:style-name="Internet_20_link" text:visited-style-name="Internet_20_link">Extruder Calibration</text:a><text:tab/>73</text:p>
      <text:p text:style-name="P27"><text:a xlink:type="simple" xlink:href="#__RefHeading__10859_932170812" text:style-name="Internet_20_link" text:visited-style-name="Internet_20_link">Z Home Point</text:a><text:tab/>73</text:p>
      <text:p text:style-name="P27"><text:a xlink:type="simple" xlink:href="#__RefHeading__10861_932170812" text:style-name="Internet_20_link" text:visited-style-name="Internet_20_link">First Print</text:a><text:tab/>74</text:p>
      <text:p text:style-name="P27"><text:a xlink:type="simple" xlink:href="#__RefHeading__12181_1861222534" text:style-name="Internet_20_link" text:visited-style-name="Internet_20_link">Slicing with Skeinforge</text:a><text:tab/>75</text:p>
      <text:p text:style-name="P27"><text:a xlink:type="simple" xlink:href="#__RefHeading__4395_2035189154" text:style-name="Internet_20_link" text:visited-style-name="Internet_20_link">Extrusion Limits</text:a><text:tab/>76</text:p>
      <text:p text:style-name="P33">27.<text:a xlink:type="simple" xlink:href="#__RefHeading__10938_932170812" text:style-name="Internet_20_link" text:visited-style-name="Internet_20_link">Operating Instructions</text:a><text:tab/>77</text:p>
      <text:p text:style-name="P27"><text:a xlink:type="simple" xlink:href="#__RefHeading__12183_1861222534" text:style-name="Internet_20_link" text:visited-style-name="Internet_20_link">Heated Bed</text:a><text:tab/>77</text:p>
      <text:p text:style-name="P27"><text:a xlink:type="simple" xlink:href="#__RefHeading__10940_932170812" text:style-name="Internet_20_link" text:visited-style-name="Internet_20_link">Changing filament</text:a><text:tab/>77</text:p>
      <text:p text:style-name="P31"><text:a xlink:type="simple" xlink:href="#__RefHeading__10942_932170812" text:style-name="Internet_20_link" text:visited-style-name="Internet_20_link">Removal</text:a><text:tab/>77</text:p>
      <text:p text:style-name="P31"><text:a xlink:type="simple" xlink:href="#__RefHeading__10944_932170812" text:style-name="Internet_20_link" text:visited-style-name="Internet_20_link">Insertion</text:a><text:tab/>78</text:p>
      <text:p text:style-name="P31"><text:a xlink:type="simple" xlink:href="#__RefHeading__5459_366132010" text:style-name="Internet_20_link" text:visited-style-name="Internet_20_link">Different types of filament </text:a><text:tab/>78</text:p>
      <text:p text:style-name="P27"><text:a xlink:type="simple" xlink:href="#__RefHeading__10946_932170812" text:style-name="Internet_20_link" text:visited-style-name="Internet_20_link">Cleaning the hobbed bolt</text:a><text:tab/>79</text:p>
      <text:p text:style-name="P27"><text:a xlink:type="simple" xlink:href="#__RefHeading__5175_1570347687" text:style-name="Internet_20_link" text:visited-style-name="Internet_20_link">Using Other Software Tools</text:a><text:span text:style-name="T10"><text:tab/>8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09T12:56:49.957000000</dc:date>
    <meta:editing-duration>PT2H6M46S</meta:editing-duration>
    <meta:editing-cycles>15</meta:editing-cycles>
    <meta:generator>LibreOffice/5.2.6.2$Windows_x86 LibreOffice_project/a3100ed2409ebf1c212f5048fbe377c281438fdc</meta:generator>
    <meta:document-statistic meta:table-count="0" meta:image-count="1" meta:object-count="0" meta:page-count="5" meta:paragraph-count="154" meta:word-count="656" meta:character-count="3961" meta:non-whitespace-character-count="3448"/>
  </office:meta>
</office:document-meta>
</file>